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mdba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validation accuracy</text:p>
          </table:table-cell>
        </table:table-row>
        <table:table-row table:style-name="ro1">
          <table:table-cell office:value-type="float" office:value="0.0000149665" calcext:value-type="float">
            <text:p>1.49665E-05</text:p>
          </table:table-cell>
          <table:table-cell office:value-type="float" office:value="0.653778" calcext:value-type="float">
            <text:p>0.653778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float" office:value="0.000016181" calcext:value-type="float">
            <text:p>1.6181E-05</text:p>
          </table:table-cell>
          <table:table-cell office:value-type="float" office:value="0.652844" calcext:value-type="float">
            <text:p>0.652844</text:p>
          </table:table-cell>
          <table:table-cell office:value-type="float" office:value="0.5036" calcext:value-type="float">
            <text:p>0.5036</text:p>
          </table:table-cell>
        </table:table-row>
        <table:table-row table:style-name="ro1">
          <table:table-cell office:value-type="float" office:value="0.000017321" calcext:value-type="float">
            <text:p>1.7321E-05</text:p>
          </table:table-cell>
          <table:table-cell office:value-type="float" office:value="0.652067" calcext:value-type="float">
            <text:p>0.652067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float" office:value="0.0000204913" calcext:value-type="float">
            <text:p>2.04913E-05</text:p>
          </table:table-cell>
          <table:table-cell office:value-type="float" office:value="0.652844" calcext:value-type="float">
            <text:p>0.652844</text:p>
          </table:table-cell>
          <table:table-cell office:value-type="float" office:value="0.5068" calcext:value-type="float">
            <text:p>0.5068</text:p>
          </table:table-cell>
        </table:table-row>
        <table:table-row table:style-name="ro1">
          <table:table-cell office:value-type="float" office:value="0.0000272586" calcext:value-type="float">
            <text:p>2.72586E-05</text:p>
          </table:table-cell>
          <table:table-cell office:value-type="float" office:value="0.653489" calcext:value-type="float">
            <text:p>0.653489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0.0000448478" calcext:value-type="float">
            <text:p>4.48478E-05</text:p>
          </table:table-cell>
          <table:table-cell office:value-type="float" office:value="0.651778" calcext:value-type="float">
            <text:p>0.651778</text:p>
          </table:table-cell>
          <table:table-cell office:value-type="float" office:value="0.5036" calcext:value-type="float">
            <text:p>0.5036</text:p>
          </table:table-cell>
        </table:table-row>
        <table:table-row table:style-name="ro1">
          <table:table-cell office:value-type="float" office:value="0.0000739596" calcext:value-type="float">
            <text:p>7.39596E-05</text:p>
          </table:table-cell>
          <table:table-cell office:value-type="float" office:value="0.653844" calcext:value-type="float">
            <text:p>0.653844</text:p>
          </table:table-cell>
          <table:table-cell office:value-type="float" office:value="0.5036" calcext:value-type="float">
            <text:p>0.5036</text:p>
          </table:table-cell>
        </table:table-row>
        <table:table-row table:style-name="ro1">
          <table:table-cell office:value-type="float" office:value="0.0000811435" calcext:value-type="float">
            <text:p>8.11435E-05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 office:value-type="float" office:value="0.0000963715" calcext:value-type="float">
            <text:p>9.63715E-05</text:p>
          </table:table-cell>
          <table:table-cell office:value-type="float" office:value="0.652067" calcext:value-type="float">
            <text:p>0.652067</text:p>
          </table:table-cell>
          <table:table-cell office:value-type="float" office:value="0.5044" calcext:value-type="float">
            <text:p>0.5044</text:p>
          </table:table-cell>
        </table:table-row>
        <table:table-row table:style-name="ro1">
          <table:table-cell office:value-type="float" office:value="0.000105104" calcext:value-type="float">
            <text:p>0.000105104</text:p>
          </table:table-cell>
          <table:table-cell office:value-type="float" office:value="0.651644" calcext:value-type="float">
            <text:p>0.651644</text:p>
          </table:table-cell>
          <table:table-cell office:value-type="float" office:value="0.5092" calcext:value-type="float">
            <text:p>0.5092</text:p>
          </table:table-cell>
        </table:table-row>
        <table:table-row table:style-name="ro1">
          <table:table-cell office:value-type="float" office:value="0.00011947" calcext:value-type="float">
            <text:p>0.00011947</text:p>
          </table:table-cell>
          <table:table-cell office:value-type="float" office:value="0.651778" calcext:value-type="float">
            <text:p>0.65177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float" office:value="0.000137882" calcext:value-type="float">
            <text:p>0.000137882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5044" calcext:value-type="float">
            <text:p>0.5044</text:p>
          </table:table-cell>
        </table:table-row>
        <table:table-row table:style-name="ro1">
          <table:table-cell office:value-type="float" office:value="0.00029425" calcext:value-type="float">
            <text:p>0.00029425</text:p>
          </table:table-cell>
          <table:table-cell office:value-type="float" office:value="0.651244" calcext:value-type="float">
            <text:p>0.651244</text:p>
          </table:table-cell>
          <table:table-cell office:value-type="float" office:value="0.5044" calcext:value-type="float">
            <text:p>0.5044</text:p>
          </table:table-cell>
        </table:table-row>
        <table:table-row table:style-name="ro1">
          <table:table-cell office:value-type="float" office:value="0.000566379" calcext:value-type="float">
            <text:p>0.000566379</text:p>
          </table:table-cell>
          <table:table-cell office:value-type="float" office:value="0.648511" calcext:value-type="float">
            <text:p>0.648511</text:p>
          </table:table-cell>
          <table:table-cell office:value-type="float" office:value="0.5044" calcext:value-type="float">
            <text:p>0.5044</text:p>
          </table:table-cell>
        </table:table-row>
        <table:table-row table:style-name="ro1">
          <table:table-cell office:value-type="float" office:value="0.000916459" calcext:value-type="float">
            <text:p>0.000916459</text:p>
          </table:table-cell>
          <table:table-cell office:value-type="float" office:value="0.644644" calcext:value-type="float">
            <text:p>0.644644</text:p>
          </table:table-cell>
          <table:table-cell office:value-type="float" office:value="0.5102" calcext:value-type="float">
            <text:p>0.5102</text:p>
          </table:table-cell>
        </table:table-row>
        <table:table-row table:style-name="ro1">
          <table:table-cell office:value-type="float" office:value="0.00106158" calcext:value-type="float">
            <text:p>0.00106158</text:p>
          </table:table-cell>
          <table:table-cell office:value-type="float" office:value="0.643444" calcext:value-type="float">
            <text:p>0.643444</text:p>
          </table:table-cell>
          <table:table-cell office:value-type="float" office:value="0.5078" calcext:value-type="float">
            <text:p>0.5078</text:p>
          </table:table-cell>
        </table:table-row>
        <table:table-row table:style-name="ro1">
          <table:table-cell office:value-type="float" office:value="0.00157953" calcext:value-type="float">
            <text:p>0.00157953</text:p>
          </table:table-cell>
          <table:table-cell office:value-type="float" office:value="0.637911" calcext:value-type="float">
            <text:p>0.637911</text:p>
          </table:table-cell>
          <table:table-cell office:value-type="float" office:value="0.5132" calcext:value-type="float">
            <text:p>0.5132</text:p>
          </table:table-cell>
        </table:table-row>
        <table:table-row table:style-name="ro1">
          <table:table-cell office:value-type="float" office:value="0.00164008" calcext:value-type="float">
            <text:p>0.00164008</text:p>
          </table:table-cell>
          <table:table-cell office:value-type="float" office:value="0.638067" calcext:value-type="float">
            <text:p>0.638067</text:p>
          </table:table-cell>
          <table:table-cell office:value-type="float" office:value="0.5154" calcext:value-type="float">
            <text:p>0.5154</text:p>
          </table:table-cell>
        </table:table-row>
        <table:table-row table:style-name="ro1">
          <table:table-cell office:value-type="float" office:value="0.00168683" calcext:value-type="float">
            <text:p>0.00168683</text:p>
          </table:table-cell>
          <table:table-cell office:value-type="float" office:value="0.637533" calcext:value-type="float">
            <text:p>0.637533</text:p>
          </table:table-cell>
          <table:table-cell office:value-type="float" office:value="0.5144" calcext:value-type="float">
            <text:p>0.5144</text:p>
          </table:table-cell>
        </table:table-row>
        <table:table-row table:style-name="ro1">
          <table:table-cell office:value-type="float" office:value="0.00209849" calcext:value-type="float">
            <text:p>0.00209849</text:p>
          </table:table-cell>
          <table:table-cell office:value-type="float" office:value="0.633556" calcext:value-type="float">
            <text:p>0.633556</text:p>
          </table:table-cell>
          <table:table-cell office:value-type="float" office:value="0.5132" calcext:value-type="float">
            <text:p>0.5132</text:p>
          </table:table-cell>
        </table:table-row>
        <table:table-row table:style-name="ro1">
          <table:table-cell office:value-type="float" office:value="0.00222272" calcext:value-type="float">
            <text:p>0.00222272</text:p>
          </table:table-cell>
          <table:table-cell office:value-type="float" office:value="0.631889" calcext:value-type="float">
            <text:p>0.631889</text:p>
          </table:table-cell>
          <table:table-cell office:value-type="float" office:value="0.5138" calcext:value-type="float">
            <text:p>0.5138</text:p>
          </table:table-cell>
        </table:table-row>
        <table:table-row table:style-name="ro1">
          <table:table-cell office:value-type="float" office:value="0.00269107" calcext:value-type="float">
            <text:p>0.00269107</text:p>
          </table:table-cell>
          <table:table-cell office:value-type="float" office:value="0.629178" calcext:value-type="float">
            <text:p>0.629178</text:p>
          </table:table-cell>
          <table:table-cell office:value-type="float" office:value="0.5206" calcext:value-type="float">
            <text:p>0.5206</text:p>
          </table:table-cell>
        </table:table-row>
        <table:table-row table:style-name="ro1">
          <table:table-cell office:value-type="float" office:value="0.00466929" calcext:value-type="float">
            <text:p>0.00466929</text:p>
          </table:table-cell>
          <table:table-cell office:value-type="float" office:value="0.608933" calcext:value-type="float">
            <text:p>0.608933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float" office:value="0.0053727" calcext:value-type="float">
            <text:p>0.0053727</text:p>
          </table:table-cell>
          <table:table-cell office:value-type="float" office:value="0.601756" calcext:value-type="float">
            <text:p>0.601756</text:p>
          </table:table-cell>
          <table:table-cell office:value-type="float" office:value="0.5246" calcext:value-type="float">
            <text:p>0.5246</text:p>
          </table:table-cell>
        </table:table-row>
        <table:table-row table:style-name="ro1">
          <table:table-cell office:value-type="float" office:value="0.00700461" calcext:value-type="float">
            <text:p>0.00700461</text:p>
          </table:table-cell>
          <table:table-cell office:value-type="float" office:value="0.587778" calcext:value-type="float">
            <text:p>0.587778</text:p>
          </table:table-cell>
          <table:table-cell office:value-type="float" office:value="0.5288" calcext:value-type="float">
            <text:p>0.5288</text:p>
          </table:table-cell>
        </table:table-row>
        <table:table-row table:style-name="ro1">
          <table:table-cell office:value-type="float" office:value="0.0244656" calcext:value-type="float">
            <text:p>0.0244656</text:p>
          </table:table-cell>
          <table:table-cell office:value-type="float" office:value="0.507311" calcext:value-type="float">
            <text:p>0.507311</text:p>
          </table:table-cell>
          <table:table-cell office:value-type="float" office:value="0.4838" calcext:value-type="float">
            <text:p>0.4838</text:p>
          </table:table-cell>
        </table:table-row>
        <table:table-row table:style-name="ro1">
          <table:table-cell office:value-type="float" office:value="0.0282041" calcext:value-type="float">
            <text:p>0.0282041</text:p>
          </table:table-cell>
          <table:table-cell office:value-type="float" office:value="0.498022" calcext:value-type="float">
            <text:p>0.498022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>
          <table:table-cell office:value-type="float" office:value="0.0285259" calcext:value-type="float">
            <text:p>0.0285259</text:p>
          </table:table-cell>
          <table:table-cell office:value-type="float" office:value="0.496889" calcext:value-type="float">
            <text:p>0.496889</text:p>
          </table:table-cell>
          <table:table-cell office:value-type="float" office:value="0.4764" calcext:value-type="float">
            <text:p>0.4764</text:p>
          </table:table-cell>
        </table:table-row>
        <table:table-row table:style-name="ro1">
          <table:table-cell office:value-type="float" office:value="0.03306" calcext:value-type="float">
            <text:p>0.03306</text:p>
          </table:table-cell>
          <table:table-cell office:value-type="float" office:value="0.486244" calcext:value-type="float">
            <text:p>0.486244</text:p>
          </table:table-cell>
          <table:table-cell office:value-type="float" office:value="0.4716" calcext:value-type="float">
            <text:p>0.4716</text:p>
          </table:table-cell>
        </table:table-row>
        <table:table-row table:style-name="ro1">
          <table:table-cell office:value-type="float" office:value="0.0331817" calcext:value-type="float">
            <text:p>0.0331817</text:p>
          </table:table-cell>
          <table:table-cell office:value-type="float" office:value="0.486511" calcext:value-type="float">
            <text:p>0.486511</text:p>
          </table:table-cell>
          <table:table-cell office:value-type="float" office:value="0.47" calcext:value-type="float">
            <text:p>0.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22:32:03.159066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8:53:31.848604869</meta:creation-date>
    <dc:date>2020-04-07T08:57:25.402951909</dc:date>
    <meta:editing-duration>PT3M54S</meta:editing-duration>
    <meta:editing-cycles>1</meta:editing-cycles>
    <meta:generator>LibreOffice/6.0.7.3$Linux_X86_64 LibreOffice_project/00m0$Build-3</meta:generator>
    <meta:document-statistic meta:table-count="1" meta:cell-count="93" meta:object-count="0"/>
  </office:meta>
</office:document-meta>
</file>